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3" style:family="paragraph" style:parent-style-name="Header">
      <style:text-properties officeooo:rsid="00043dc6" officeooo:paragraph-rsid="00043dc6"/>
    </style:style>
    <style:style style:name="T1" style:family="text">
      <style:text-properties officeooo:rsid="0006ba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2">Projet ACL</text:p>
      <text:p text:style-name="P1"/>
      <text:p text:style-name="P1"/>
      <text:p text:style-name="P2"/>
      <text:p text:style-name="P2"/>
      <text:p text:style-name="P2"/>
      <text:p text:style-name="P2"/>
      <text:p text:style-name="P6">I. Fonctionalities.</text:p>
      <text:p text:style-name="P3"/>
      <text:p text:style-name="P3">Sprint 1.0 :</text:p>
      <text:p text:style-name="P7"/>
      <text:p text:style-name="P8">_ this sprint works with order lines.</text:p>
      <text:p text:style-name="P8">_ creation of a hero which move in 4 directions with the following keys (Z,Q,S,D).</text:p>
      <text:p text:style-name="P8">_ creation of a empty world ; the hero can go outside the world.</text:p>
      <text:p text:style-name="P8"/>
      <text:p text:style-name="P8"><text:bookmark-start text:name="__DdeLink__0_413821449"/>=&gt; Everything has been implemented.<text:bookmark-end text:name="__DdeLink__0_413821449"/></text:p>
      <text:p text:style-name="P8"/>
      <text:p text:style-name="P8"/>
      <text:p text:style-name="P4">Sprint 1.1 : (3 weeks)</text:p>
      <text:p text:style-name="P8"/>
      <text:p text:style-name="P8">_ this sprint works with a graphic interface.</text:p>
      <text:p text:style-name="P8">_ creation of a map with tiles.</text:p>
      <text:p text:style-name="P8">_ the world contains some walls.</text:p>
      <text:p text:style-name="P8">_ the world contains an exit ; when the player reaches the exit, he win.</text:p>
      <text:p text:style-name="P8">_ the hero can not go outside the world.</text:p>
      <text:p text:style-name="P8">_ the hero can not move through walls.</text:p>
      <text:p text:style-name="P8">_ creation of monsters.</text:p>
      <text:p text:style-name="P8">_ when the hero is close enough to monsters, monsters goes towards the hero.</text:p>
      <text:p text:style-name="P8">_ when a monster attack the hero, they instantly kill him.</text:p>
      <text:p text:style-name="P8"/>
      <text:p text:style-name="P8">=&gt; Everything has been implemented.</text:p>
      <text:p text:style-name="P8"/>
      <text:p text:style-name="P8"/>
      <text:p text:style-name="P4">Sprint 2 :</text:p>
      <text:p text:style-name="P8"><text:soft-page-break/></text:p>
      <text:p text:style-name="P8">_Hero can attack the monster</text:p>
      <text:p text:style-name="P8">_Several levels</text:p>
      <text:p text:style-name="P8">_Life bar for every characters</text:p>
      <text:p text:style-name="P8">_The Hero can picked up flask of life</text:p>
      <text:p text:style-name="P8">_The hero can use flask of life when the player press a key</text:p>
      <text:p text:style-name="P8"/>
      <text:p text:style-name="P4">II. Diagram of classes.</text:p>
      <text:p text:style-name="P4"/>
      <text:p text:style-name="P4">Before Sprint 1 :</text:p>
      <text:p text:style-name="P8"/>
      <text:p text:style-name="P8"/>
      <text:p text:style-name="P4">After Sprint 1 :</text:p>
      <text:p text:style-name="P8"/>
      <text:p text:style-name="P8"/>
      <text:p text:style-name="P4">Before Sprint 2 :</text:p>
      <text:p text:style-name="P8"/>
      <text:p text:style-name="P8"/>
      <text:p text:style-name="P4">After Sprint 2 :</text:p>
      <text:p text:style-name="P8"/>
      <text:p text:style-name="P8"/>
      <text:p text:style-name="P4">Before Sprint 3 :</text:p>
      <text:p text:style-name="P8"/>
      <text:p text:style-name="P8"/>
      <text:p text:style-name="P4">After Sprint 3 :</text:p>
      <text:p text:style-name="P8"/>
      <text:p text:style-name="P8"/>
      <text:p text:style-name="P8"/>
      <text:p text:style-name="P4">III. Distribution of work between membres.</text:p>
      <text:p text:style-name="P8"/>
      <text:p text:style-name="P5">Conception work :</text:p>
      <text:p text:style-name="P11">To define what should be implemented, all members would come together to list the functionalities to be done for the next sprint.</text:p>
      <text:p text:style-name="P8"/>
      <text:p text:style-name="P5">Implementation work :</text:p>
      <text:p text:style-name="P9">For each Sprint, we wrote on an Etherpad, the list of functionalities to implement. </text:p>
      <text:p text:style-name="P9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0">This method allows each member to work whenever he wants ; it also allows members to not implement the same functionality twice.</text:p>
      <text:p text:style-name="P8"/>
      <text:p text:style-name="P4"><text:soft-page-break/>IV. Git.</text:p>
      <text:p text:style-name="P4"/>
      <text:p text:style-name="P8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20T14:15:41.984521518</dc:date>
    <dc:creator>Maureen Heitzmann</dc:creator>
    <meta:editing-duration>PT5M47S</meta:editing-duration>
    <meta:editing-cycles>1</meta:editing-cycles>
    <meta:document-statistic meta:table-count="0" meta:image-count="0" meta:object-count="0" meta:page-count="3" meta:paragraph-count="41" meta:word-count="333" meta:character-count="1828" meta:non-whitespace-character-count="1533"/>
    <meta:generator>LibreOffice/5.2.0.4$Linux_X86_64 LibreOffice_project/20m0$Build-4</meta:generator>
  </office:meta>
</office:document-meta>
</file>